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93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97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N,E Units</text:p>
          </table:table-cell>
          <table:table-cell table:style-name="ce1" office:value-type="string">
            <text:p>Identifiers</text:p>
          </table:table-cell>
          <table:table-cell table:style-name="ce1" office:value-type="string">
            <text:p>E,N Units</text:p>
          </table:table-cell>
          <table:table-cell table:style-name="ce1" office:value-type="string">
            <text:p>Regions</text:p>
          </table:table-cell>
          <table:table-cell table:style-name="ce3"/>
          <table:table-cell/>
          <table:table-cell table:style-name="ce1" office:value-type="string">
            <text:p>Totals</text:p>
          </table:table-cell>
          <table:table-cell table:style-name="ce3" table:number-columns-repeated="1016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/>
          <table:table-cell office:value-type="string">
            <text:p>100%covered</text:p>
          </table:table-cell>
          <table:table-cell table:formula="of:=SUMIF([.E$2:.E$999];[.G2];[.A$2:.A$999])" office:value-type="float" office:value="1417">
            <text:p>1417</text:p>
          </table:table-cell>
          <table:table-cell table:number-columns-repeated="101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/>
          <table:table-cell office:value-type="string">
            <text:p>95%covered</text:p>
          </table:table-cell>
          <table:table-cell table:formula="of:=SUMIF([.E$2:.E$999];[.G3];[.A$2:.A$999])" office:value-type="float" office:value="205">
            <text:p>205</text:p>
          </table:table-cell>
          <table:table-cell table:number-columns-repeated="101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/>
          <table:table-cell office:value-type="string">
            <text:p>continuous</text:p>
          </table:table-cell>
          <table:table-cell table:formula="of:=SUMIF([.E$2:.E$999];[.G4];[.A$2:.A$999])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/>
          <table:table-cell office:value-type="string">
            <text:p>1gaps</text:p>
          </table:table-cell>
          <table:table-cell table:formula="of:=SUMIF([.E$2:.E$999];[.G5];[.A$2:.A$999])" office:value-type="float" office:value="199">
            <text:p>199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/>
          <table:table-cell office:value-type="string">
            <text:p>2gaps</text:p>
          </table:table-cell>
          <table:table-cell table:formula="of:=SUMIF([.E$2:.E$999];[.G6];[.A$2:.A$999])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/>
          <table:table-cell office:value-type="string">
            <text:p>3gaps</text:p>
          </table:table-cell>
          <table:table-cell table:formula="of:=SUMIF([.E$2:.E$999];[.G7];[.A$2:.A$999])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/>
          <table:table-cell office:value-type="string">
            <text:p>4gaps</text:p>
          </table:table-cell>
          <table:table-cell table:formula="of:=SUMIF([.E$2:.E$999];[.G8];[.A$2:.A$999])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/>
          <table:table-cell office:value-type="string">
            <text:p>5\+gaps</text:p>
          </table:table-cell>
          <table:table-cell table:formula="of:=SUMIF([.E$2:.E$999];[.G9];[.A$2:.A$999])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100%covered</text:p>
          </table:table-cell>
          <table:table-cell/>
          <table:table-cell office:value-type="string">
            <text:p>multichr</text:p>
          </table:table-cell>
          <table:table-cell table:formula="of:=SUMIF([.E$2:.E$999];[.G10];[.A$2:.A$999])"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/>
          <table:table-cell office:value-type="string">
            <text:p>noregion</text:p>
          </table:table-cell>
          <table:table-cell table:formula="of:=SUMIF([.E$2:.E$999];[.G11];[.A$2:.A$999])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oregio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oregion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oregio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region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region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noregion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3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noregion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3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3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3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3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4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4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4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3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3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3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4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3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100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3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4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4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continuou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95%covered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1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multichr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string">
            <text:p>2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string">
            <text:p>5+gaps</text:p>
          </table:table-cell>
          <table:table-cell table:number-columns-repeated="1019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heet1.A2:Sheet1.E313" table:contains-header="false">
          <table:sort>
            <table:sort-by table:field-number="0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7/02/2013</text:date>, <text:time>16:3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2T16:39:01</dc:date>
    <dc:creator>ALEXANDER FRASE</dc:creator>
    <meta:document-statistic meta:table-count="1" meta:cell-count="1586" meta:object-count="0"/>
    <meta:generator>LibreOffice/3.4$Unix LibreOffice_project/340m1$Build-502</meta:generator>
  </office:meta>
</office:document-meta>
</file>